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e975" officeooo:paragraph-rsid="0013e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ложительная динамика рассасывания инфильтративняых изменений на фоне курса неспецифической антибиотикотерапии свидетельствует о неспецифическом инфекционном процессе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6-05-23T21:38:01.578000000</dc:date>
    <meta:document-statistic meta:table-count="0" meta:image-count="0" meta:object-count="0" meta:page-count="1" meta:paragraph-count="1" meta:word-count="16" meta:character-count="169" meta:non-whitespace-character-count="154"/>
    <meta:user-defined meta:name="Info 1"/>
    <meta:user-defined meta:name="Info 2"/>
    <meta:user-defined meta:name="Info 3"/>
    <meta:user-defined meta:name="Info 4"/>
  </office:meta>
</office:document-meta>
</file>